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Zeitaufzeichnung" style:family="table">
      <style:table-properties style:width="17cm" table:align="margins"/>
    </style:style>
    <style:style style:name="Zeitaufzeichnung.A" style:family="table-column">
      <style:table-column-properties style:column-width="5.667cm" style:rel-column-width="21845*"/>
    </style:style>
    <style:style style:name="Zeitaufzeichnung.B" style:family="table-column">
      <style:table-column-properties style:column-width="5.667cm" style:rel-column-width="21844*"/>
    </style:style>
    <style:style style:name="Zeitaufzeichnung.C" style:family="table-column">
      <style:table-column-properties style:column-width="5.667cm" style:rel-column-width="21846*"/>
    </style:style>
    <style:style style:name="Zeitaufzeichnung.A1" style:family="table-cell">
      <style:table-cell-properties fo:padding="0.097cm" fo:border-left="0.05pt solid #000000" fo:border-right="none" fo:border-top="0.05pt solid #000000" fo:border-bottom="0.05pt solid #000000"/>
    </style:style>
    <style:style style:name="Zeitaufzeichnung.C1" style:family="table-cell">
      <style:table-cell-properties fo:padding="0.097cm" fo:border="0.05pt solid #000000"/>
    </style:style>
    <style:style style:name="Zeitaufzeichnung.A2" style:family="table-cell">
      <style:table-cell-properties fo:padding="0.097cm" fo:border-left="0.05pt solid #000000" fo:border-right="none" fo:border-top="none" fo:border-bottom="0.05pt solid #000000"/>
    </style:style>
    <style:style style:name="Zeitaufzeichnung.C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1eb8d5" officeooo:paragraph-rsid="001eb8d5"/>
    </style:style>
    <style:style style:name="P2" style:family="paragraph" style:parent-style-name="Standard">
      <style:text-properties fo:font-size="18pt" style:text-underline-style="solid" style:text-underline-width="auto" style:text-underline-color="font-color" fo:font-weight="bold" officeooo:rsid="000cfcc4" officeooo:paragraph-rsid="000cfcc4" style:font-size-asian="18pt" style:font-weight-asian="bold" style:font-size-complex="18pt" style:font-weight-complex="bold"/>
    </style:style>
    <style:style style:name="P3" style:family="paragraph" style:parent-style-name="Standard">
      <style:paragraph-properties fo:text-align="end" style:justify-single-word="false"/>
      <style:text-properties fo:font-size="18pt" style:text-underline-style="none" fo:font-weight="normal" officeooo:rsid="000ea468" officeooo:paragraph-rsid="000ea468" style:font-size-asian="18pt" style:font-weight-asian="normal" style:font-size-complex="18pt" style:font-weight-complex="normal"/>
    </style:style>
    <style:style style:name="P4" style:family="paragraph" style:parent-style-name="Standard">
      <style:text-properties officeooo:rsid="000ea468" officeooo:paragraph-rsid="000ea468"/>
    </style:style>
    <style:style style:name="P5" style:family="paragraph" style:parent-style-name="Standard">
      <style:text-properties fo:font-size="32pt" style:text-underline-style="solid" style:text-underline-width="auto" style:text-underline-color="font-color" fo:font-weight="bold" officeooo:rsid="000ea468" officeooo:paragraph-rsid="000ea468" style:font-size-asian="32pt" style:font-weight-asian="bold" style:font-size-complex="32pt" style:font-weight-complex="bold"/>
    </style:style>
    <style:style style:name="P6" style:family="paragraph" style:parent-style-name="Standard">
      <style:text-properties officeooo:rsid="00116bdd" officeooo:paragraph-rsid="00116bdd"/>
    </style:style>
    <style:style style:name="P7" style:family="paragraph" style:parent-style-name="Standard">
      <style:text-properties officeooo:rsid="00326cce" officeooo:paragraph-rsid="00326cce"/>
    </style:style>
    <style:style style:name="P8" style:family="paragraph" style:parent-style-name="Table_20_Contents">
      <style:text-properties officeooo:rsid="000ea468" officeooo:paragraph-rsid="000ea468"/>
    </style:style>
    <style:style style:name="P9" style:family="paragraph" style:parent-style-name="Table_20_Contents">
      <style:text-properties officeooo:rsid="001c18d1" officeooo:paragraph-rsid="001c18d1"/>
    </style:style>
    <style:style style:name="P10" style:family="paragraph" style:parent-style-name="Contents_20_Heading">
      <style:paragraph-properties fo:break-before="page"/>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3">
      <style:paragraph-properties>
        <style:tab-stops>
          <style:tab-stop style:position="17cm" style:type="right" style:leader-style="dotted" style:leader-text="."/>
        </style:tab-stops>
      </style:paragraph-properties>
    </style:style>
    <style:style style:name="P13" style:family="paragraph" style:parent-style-name="Standard" style:list-style-name="L2">
      <style:text-properties fo:font-size="12pt" style:text-underline-style="none" fo:font-weight="normal" officeooo:rsid="001dc406" officeooo:paragraph-rsid="001dc406" style:font-size-asian="10.5pt" style:font-weight-asian="normal" style:font-size-complex="12pt" style:font-weight-complex="normal"/>
    </style:style>
    <style:style style:name="P14" style:family="paragraph" style:parent-style-name="Standard" style:list-style-name="L2">
      <style:text-properties fo:font-size="12pt" style:text-underline-style="none" fo:font-weight="normal" officeooo:rsid="0031ed2c" officeooo:paragraph-rsid="0031ed2c" style:font-size-asian="10.5pt" style:font-weight-asian="normal" style:font-size-complex="12pt" style:font-weight-complex="normal"/>
    </style:style>
    <style:style style:name="P15" style:family="paragraph" style:parent-style-name="Standard">
      <style:paragraph-properties fo:text-align="end" style:justify-single-word="false"/>
      <style:text-properties fo:font-size="48pt" style:text-underline-style="solid" style:text-underline-width="auto" style:text-underline-color="font-color" fo:font-weight="bold" officeooo:rsid="003765d2" officeooo:paragraph-rsid="003765d2" style:font-size-asian="48pt" style:font-weight-asian="bold" style:font-size-complex="48pt" style:font-weight-complex="bold"/>
    </style:style>
    <style:style style:name="P16" style:family="paragraph" style:parent-style-name="Standard">
      <style:paragraph-properties fo:text-align="end" style:justify-single-word="false"/>
      <style:text-properties fo:font-size="36pt" style:text-underline-style="solid" style:text-underline-width="auto" style:text-underline-color="font-color" fo:font-weight="bold" officeooo:rsid="003765d2" officeooo:paragraph-rsid="003765d2" style:font-size-asian="36pt" style:font-weight-asian="bold" style:font-size-complex="36pt" style:font-weight-complex="bold"/>
    </style:style>
    <style:style style:name="P17" style:family="paragraph" style:parent-style-name="Standard">
      <style:text-properties officeooo:rsid="003981b1" officeooo:paragraph-rsid="003981b1"/>
    </style:style>
    <style:style style:name="P18" style:family="paragraph" style:parent-style-name="Standard" style:list-style-name="L1">
      <style:text-properties officeooo:rsid="003a0b9d" officeooo:paragraph-rsid="003a0b9d"/>
    </style:style>
    <style:style style:name="P19" style:family="paragraph" style:parent-style-name="Standard">
      <style:text-properties officeooo:rsid="000ea468" officeooo:paragraph-rsid="004008ac"/>
    </style:style>
    <style:style style:name="P20" style:family="paragraph" style:parent-style-name="Standard">
      <style:text-properties officeooo:rsid="00326cce" officeooo:paragraph-rsid="00116bdd"/>
    </style:style>
    <style:style style:name="P21" style:family="paragraph" style:list-style-name="L2"/>
    <style:style style:name="P22" style:family="paragraph" style:parent-style-name="Table_20_Contents">
      <style:text-properties officeooo:rsid="004008ac" officeooo:paragraph-rsid="004008ac"/>
    </style:style>
    <style:style style:name="P23" style:family="paragraph" style:parent-style-name="Table_20_Contents">
      <style:text-properties officeooo:rsid="00419ab0" officeooo:paragraph-rsid="00419ab0"/>
    </style:style>
    <style:style style:name="P24" style:family="paragraph" style:parent-style-name="Table_20_Contents">
      <style:text-properties officeooo:rsid="00437d5b" officeooo:paragraph-rsid="00437d5b"/>
    </style:style>
    <style:style style:name="P25" style:family="paragraph" style:parent-style-name="Heading_20_1">
      <style:text-properties fo:font-size="18.2000007629395pt" fo:font-style="normal" style:text-underline-style="none" fo:font-weight="bold" style:font-size-asian="18.2000007629395pt" style:font-style-asian="normal" style:font-weight-asian="bold" style:font-size-complex="18.2000007629395pt" style:font-style-complex="normal" style:font-weight-complex="bold"/>
    </style:style>
    <style:style style:name="P26" style:family="paragraph" style:parent-style-name="Heading_20_1">
      <style:paragraph-properties fo:break-before="page"/>
    </style:style>
    <style:style style:name="T1" style:family="text">
      <style:text-properties officeooo:rsid="00249ea3"/>
    </style:style>
    <style:style style:name="T2" style:family="text">
      <style:text-properties officeooo:rsid="00313efe"/>
    </style:style>
    <style:style style:name="T3" style:family="text">
      <style:text-properties officeooo:rsid="003765d2"/>
    </style:style>
    <style:style style:name="T4" style:family="text">
      <style:text-properties officeooo:rsid="0038886e"/>
    </style:style>
    <style:style style:name="T5" style:family="text">
      <style:text-properties officeooo:rsid="003be2cf"/>
    </style:style>
    <style:style style:name="T6" style:family="text">
      <style:text-properties officeooo:rsid="003ee8b0"/>
    </style:style>
    <style:style style:name="T7" style:family="text">
      <style:text-properties officeooo:rsid="004008ac"/>
    </style:style>
    <style:style style:name="T8" style:family="text">
      <style:text-properties officeooo:rsid="00419ab0"/>
    </style:style>
    <style:style style:name="T9" style:family="text">
      <style:text-properties officeooo:rsid="004508bf"/>
    </style:style>
    <style:style style:name="T10" style:family="text">
      <style:text-properties officeooo:rsid="004555ab"/>
    </style:style>
    <style:style style:name="T11" style:family="text">
      <style:text-properties officeooo:rsid="0046a391"/>
    </style:style>
    <style:style style:name="T12" style:family="text">
      <style:text-properties fo:font-size="12pt" style:text-underline-style="none" fo:font-weight="normal" officeooo:rsid="0046a391" style:font-size-asian="10.5pt" style:font-weight-asian="normal" style:font-size-complex="12pt"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5"/>
      <text:p text:style-name="P5"/>
      <text:p text:style-name="P5"/>
      <text:p text:style-name="P15">DEZSYS06</text:p>
      <text:p text:style-name="P16">JMS Chat</text:p>
      <text:p text:style-name="P3">von René Hollander <text:span text:style-name="T3">und Patrick Malik</text:span> 4AHIT</text:p>
      <text:p text:style-name="P3"><text:span text:style-name="T3">22</text:span>.1<text:span text:style-name="T1">1</text:span>.14</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Table of Contents</text:p>
          </text:index-title>
          <text:p text:style-name="P11"><text:a xlink:type="simple" xlink:href="#__RefHeading__108_553070674" text:style-name="Index_20_Link" text:visited-style-name="Index_20_Link">Angabe<text:tab/>3</text:a></text:p>
          <text:p text:style-name="P11"><text:a xlink:type="simple" xlink:href="#__RefHeading__110_553070674" text:style-name="Index_20_Link" text:visited-style-name="Index_20_Link">Designüberlegung<text:tab/>3</text:a></text:p>
          <text:p text:style-name="P11"><text:a xlink:type="simple" xlink:href="#__RefHeading__112_553070674" text:style-name="Index_20_Link" text:visited-style-name="Index_20_Link">Zeitaufstellung<text:tab/>4</text:a></text:p>
          <text:p text:style-name="P12"><text:a xlink:type="simple" xlink:href="#__RefHeading__120_553070674" text:style-name="Index_20_Link" text:visited-style-name="Index_20_Link">Zeitschätzung<text:tab/>4</text:a></text:p>
          <text:p text:style-name="P12"><text:a xlink:type="simple" xlink:href="#__RefHeading__122_553070674" text:style-name="Index_20_Link" text:visited-style-name="Index_20_Link">Zeitaufzeichnung<text:tab/>4</text:a></text:p>
          <text:p text:style-name="P11"><text:a xlink:type="simple" xlink:href="#__RefHeading__114_553070674" text:style-name="Index_20_Link" text:visited-style-name="Index_20_Link">Arbeitsdurchführung/Lessons Learned<text:tab/>4</text:a></text:p>
          <text:p text:style-name="P11"><text:a xlink:type="simple" xlink:href="#__RefHeading__116_553070674" text:style-name="Index_20_Link" text:visited-style-name="Index_20_Link">Quellen<text:tab/>5</text:a></text:p>
        </text:index-body>
      </text:table-of-content>
      <text:p text:style-name="P2"/>
      <text:h text:style-name="P26" text:outline-level="1"><text:bookmark-start text:name="__RefHeading__108_553070674"/>Angabe<text:bookmark-end text:name="__RefHeading__108_553070674"/></text:h>
      <text:p text:style-name="P17">Implementieren Sie eine Chatapplikation mit Hilfe des Java Message Service. Verwenden Sie Apache ActiveMQ (http://activemq.apache.org) als Message Broker Ihrer Applikation. Das Programm soll folgende Funktionen beinhalten:</text:p>
      <text:p text:style-name="P17"/>
      <text:p text:style-name="P17">Benutzer meldet sich mit einem Benutzernamen und dem Namen des Chatrooms an. </text:p>
      <text:p text:style-name="P17">Beispiel für einen Aufruf: </text:p>
      <text:p text:style-name="P17"/>
      <text:p text:style-name="P17">vsdbchat &lt;ip_message_broker&gt; &lt;benutzername&gt; &lt;chatroom&gt;</text:p>
      <text:p text:style-name="P17"/>
      <text:p text:style-name="P17">Der Benutzer kann in dem Chatroom (JMS Topic) Nachrichten an alle Teilnehmer eine Nachricht senden und empfangen. </text:p>
      <text:p text:style-name="P17">Die Nachricht erscheint in folgendem Format:</text:p>
      <text:p text:style-name="P17"/>
      <text:p text:style-name="P17">&lt;benutzername&gt; [&lt;ip_des_benutzers&gt;]: &lt;Nachricht&gt;</text:p>
      <text:p text:style-name="P17"/>
      <text:p text:style-name="P17">Zusätzlich zu dem Chatroom kann jedem Benutzer eine Nachricht in einem persönlichen Postfach (JMS Queue) hinterlassen werden. Der Name des Postfachs ist die IP Adresse des Benutzers (Eindeutigkeit).</text:p>
      <text:p text:style-name="P17"/>
      <text:p text:style-name="P17">Nachricht an das Postfach senden: </text:p>
      <text:p text:style-name="P17">MAIL &lt;ip_des_benutzers&gt; &lt;nachricht&gt;</text:p>
      <text:p text:style-name="P17"/>
      <text:p text:style-name="P17">Eignes Postfach abfragen: </text:p>
      <text:p text:style-name="P17">MAILBOX</text:p>
      <text:p text:style-name="P17">Der Chatraum wird mit den Schlüsselwort EXIT verlassen. Der Benutzer verlaesst den Chatraum, die anderen Teilnehmer sind davon nicht betroffen.</text:p>
      <text:p text:style-name="P17">Gruppenarbeit: Die Arbeit ist in einer 2er-Gruppe zu lösen und über das Netzwerk zu testen! Abnahmen, die nur auf localhost basieren sind unzulässig und werden mit 6 Minuspunkten benotet!</text:p>
      <text:p text:style-name="P17"/>
      <text:p text:style-name="P17">Software:</text:p>
      <text:p text:style-name="P17"/>
      <text:p text:style-name="P17">Apache ActiveMQ Installationspaket ist unter Resource verfügbar.</text:p>
      <text:p text:style-name="P17"/>
      <text:p text:style-name="P17">Quellcode:</text:p>
      <text:p text:style-name="P17"/>
      <text:p text:style-name="P17">jmschat.jar</text:p>
      <text:p text:style-name="P17"/>
      <text:p text:style-name="P17">Benotungskriterien:</text:p>
      <text:p text:style-name="P17"/>
      <text:p text:style-name="P17">o 2 Punkte: Installation Message Broker Apache ActiveMQ</text:p>
      <text:p text:style-name="P17">o 8 Punkte: Implementierung des Chatraums (JMS Topic)</text:p>
      <text:p text:style-name="P17">o 6 Punkte: Implementierung der Postfach-Funktionalität (JMS Queue)</text:p>
      <text:p text:style-name="P17"/>
      <text:p text:style-name="P17">Quellen:</text:p>
      <text:p text:style-name="P17"/>
      <text:p text:style-name="P17"><text:soft-page-break/>http://activemq.apache.org/index.html</text:p>
      <text:p text:style-name="P17">http://www.academictutorials.com/jms/jms-introduction.asp</text:p>
      <text:p text:style-name="P17">http://docs.oracle.com/javaee/1.4/tutorial/doc/JMS.html#wp84181</text:p>
      <text:p text:style-name="P17">http://www.openlogic.com/wazi/bid/188010/How-to-Get-Started-with-ActiveMQ</text:p>
      <text:p text:style-name="P17">http://jmsexample.zcage.com/index2.html</text:p>
      <text:p text:style-name="P17">http://www.onjava.com/pub/a/onjava/excerpt/jms_ch2/index.html</text:p>
      <text:p text:style-name="P17">http://www.oracle.com/technetwork/systems/middleware/jms-basics-jsp-135286.html</text:p>
      <text:p text:style-name="P17">http://java.sun.com/developer/technicalArticles/Ecommerce/jms</text:p>
      <text:h text:style-name="Heading_20_1" text:outline-level="1"><text:bookmark-start text:name="__RefHeading__110_553070674"/>Designüberlegung<text:bookmark-end text:name="__RefHeading__110_553070674"/></text:h>
      <text:list xml:id="list536726715157689427" text:style-name="L1">
        <text:list-item>
          <text:p text:style-name="P18">Message Objekt:</text:p>
          <text:p text:style-name="P18">Enthält folgende Attribute:</text:p>
          <text:list>
            <text:list-item>
              <text:p text:style-name="P18">IP des Absenders</text:p>
            </text:list-item>
            <text:list-item>
              <text:p text:style-name="P18">Nickname des Absenders</text:p>
            </text:list-item>
            <text:list-item>
              <text:p text:style-name="P18">Inhalt in Form eines String</text:p>
            </text:list-item>
          </text:list>
        </text:list-item>
        <text:list-item>
          <text:p text:style-name="P18">Chatroom:</text:p>
          <text:p text:style-name="P18">Der Chatroom wird über ein JMS Topic gelöst. Gesendet wird ein serialisiertes Message Objekt. <text:span text:style-name="T6">Mit dem CHATROOM Kommando kann man den Chatroom wechseln. Mit dem EXIT Kommando verlässt man den Chat und das Programm schließt sich.</text:span></text:p>
        </text:list-item>
        <text:list-item>
          <text:p text:style-name="P18">Mailbox:</text:p>
          <text:p text:style-name="P18">Die Mailbox wird über eine JMS Queue gelöst. In die Queue kann man Nachrichten schicken die am Server gespeichert werden. Über das MAILBOX Kommando kann der Benutzer seine Nachrichten abrufen. Sie werden dann vom Server gelöscht. <text:span text:style-name="T5">Über das MAIL Kommando kann man eine Nachricht an einen anderen Nutzer schicken. Zur identifizierung wird nur der Username verwendet.</text:span></text:p>
        </text:list-item>
      </text:list>
      <text:h text:style-name="P25" text:outline-level="1"><text:bookmark-start text:name="__RefHeading__112_553070674"/>Zeitaufstellung<text:bookmark-end text:name="__RefHeading__112_553070674"/></text:h>
      <text:h text:style-name="Heading_20_3" text:outline-level="3"><text:bookmark-start text:name="__RefHeading__120_553070674"/>Zeitschätzung<text:bookmark-end text:name="__RefHeading__120_553070674"/></text:h>
      <text:p text:style-name="P19"><text:span text:style-name="T8">600</text:span> Minuten Implementieren und Kommentieren</text:p>
      <text:p text:style-name="P4"><text:span text:style-name="T7">30</text:span> Minuten Protokoll <text:span text:style-name="T7">pro Person</text:span></text:p>
      <text:p text:style-name="P4"/>
      <text:h text:style-name="Heading_20_3" text:outline-level="3"><text:bookmark-start text:name="__RefHeading__122_553070674"/>Zeitaufzeichnung<text:bookmark-end text:name="__RefHeading__122_553070674"/></text:h>
      <table:table table:name="Zeitaufzeichnung" table:style-name="Zeitaufzeichnung">
        <table:table-column table:style-name="Zeitaufzeichnung.A"/>
        <table:table-column table:style-name="Zeitaufzeichnung.B"/>
        <table:table-column table:style-name="Zeitaufzeichnung.C"/>
        <table:table-row>
          <table:table-cell table:style-name="Zeitaufzeichnung.A1" office:value-type="string">
            <text:p text:style-name="P22">Rene Hollander</text:p>
          </table:table-cell>
          <table:table-cell table:style-name="Zeitaufzeichnung.A1" office:value-type="string">
            <text:p text:style-name="P22">Implementation von JMSChat, Chatroom und Mailbox</text:p>
          </table:table-cell>
          <table:table-cell table:style-name="Zeitaufzeichnung.C1" office:value-type="string">
            <text:p text:style-name="P8"><text:span text:style-name="T9">250</text:span> Minuten</text:p>
          </table:table-cell>
        </table:table-row>
        <table:table-row>
          <table:table-cell table:style-name="Zeitaufzeichnung.A2" office:value-type="string">
            <text:p text:style-name="P23">Rene Hollander </text:p>
          </table:table-cell>
          <table:table-cell table:style-name="Zeitaufzeichnung.A2" office:value-type="string">
            <text:p text:style-name="P24">Bugfixing</text:p>
          </table:table-cell>
          <table:table-cell table:style-name="Zeitaufzeichnung.C2" office:value-type="string">
            <text:p text:style-name="P24"><text:span text:style-name="T10">50</text:span> Minuten</text:p>
          </table:table-cell>
        </table:table-row>
        <table:table-row>
          <table:table-cell table:style-name="Zeitaufzeichnung.A2" office:value-type="string">
            <text:p text:style-name="P22">Rene Hollander</text:p>
          </table:table-cell>
          <table:table-cell table:style-name="Zeitaufzeichnung.A2" office:value-type="string">
            <text:p text:style-name="P22">Protokoll</text:p>
          </table:table-cell>
          <table:table-cell table:style-name="Zeitaufzeichnung.C2" office:value-type="string">
            <text:p text:style-name="P9"><text:span text:style-name="T2">30</text:span> Minuten</text:p>
          </table:table-cell>
        </table:table-row>
      </table:table>
      <text:p text:style-name="P4"/>
      <text:h text:style-name="Heading_20_1" text:outline-level="1"><text:bookmark-start text:name="__RefHeading__114_553070674"/>Arbeitsdurchführung/Lessons Learned<text:bookmark-end text:name="__RefHeading__114_553070674"/></text:h>
      <text:list xml:id="list4847229717115186991" text:style-name="L2">
        <text:list-item>
          <text:p><text:span text:style-name="T12">Um die Nachrichten zu versenden wird die Java Serialisierungs API verwendet. ChatMessage wird in ein byte[] serialisiert und als JMS BytesMessage verschickt.</text:span></text:p>
        </text:list-item>
      </text:list>
      <text:h text:style-name="P26" text:outline-level="1"><text:bookmark-start text:name="__RefHeading__116_553070674"/>Quellen<text:bookmark-end text:name="__RefHeading__116_553070674"/></text:h>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Verdana" svg:font-family="Verdana,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Heading_20_4" style:display-name="Heading 4"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eb8d5" officeooo:paragraph-rsid="001eb8d5"/>
    </style:style>
    <style:style style:name="MT1" style:family="text">
      <style:text-properties officeooo:rsid="003765d2"/>
    </style:style>
    <style:style style:name="MT2" style:family="text">
      <style:text-properties officeooo:rsid="0038886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DEZSYS06</text:span> – <text:span text:style-name="MT1">JMS Chat<text:tab/></text:span><text:tab/><text:tab/><text:tab/><text:tab/><text:tab/><text:tab/> <text:s/>René Hollander 4AHIT</text:p>
      </style:header>
      <style:footer>
        <text:p text:style-name="Footer"><text:span text:style-name="MT2">22.11.2014<text:tab/><text:tab/><text:tab/><text:tab/><text:tab/><text:tab/><text:tab/><text:tab/><text:tab/><text:tab/><text:tab/> <text:s text:c="10"/></text:span><text:page-number text:select-page="current">3</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3T07:48:04.955039277</meta:creation-date>
    <dc:date>2014-11-23T23:14:42.764659847</dc:date>
    <meta:editing-duration>PT1H9M38S</meta:editing-duration>
    <meta:editing-cycles>49</meta:editing-cycles>
    <meta:generator>LibreOffice/4.3.3.2$Linux_X86_64 LibreOffice_project/430m0$Build-2</meta:generator>
    <dc:creator>Rene Hollander</dc:creator>
    <meta:document-statistic meta:table-count="1" meta:image-count="0" meta:object-count="0" meta:page-count="5" meta:paragraph-count="73" meta:word-count="422" meta:character-count="3473" meta:non-whitespace-character-count="3098"/>
  </office:meta>
</office:document-meta>
</file>